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thick blue haze, hung in the dim corridor. It was also a taste, a smell, that permeated everything and would stay for far too long, unwelcome and sickly sweet, like a wound untended in the sun. </text:p>
      <text:p text:style-name="Standard"/>
      <text:p text:style-name="Standard">Charlat coughed and charged through, his eyes squinted to slits. His heavy armor boots clanking against the floor grates. </text:p>
      <text:p text:style-name="Standard"/>
      <text:p text:style-name="Standard">Moments ago this section of the ship had been an infirmary. Wounded soldiers, unwell crew-people, and those who reacted poorly to deep space flight all had laid here in various states of recovery <text:s/></text:p>
      <text:p text:style-name="Standard"><text:line-break/> A boarding party torpedo had crashed through the ships hull and deposited its load, like a virus spews RNA into a compromised cell. Charlat noticed none of the patients now. The room was a crater. Laser fire boiled in the corridor beyond, then the ripping of a saw bayonet and the fire was silent. </text:p>
      <text:p text:style-name="Standard"/>
      <text:p text:style-name="Standard">He braced the muzzle of his heavy turbo laser against the torn wall plates and covered himself behind the broken structural beams. Charlat's hands shook and he sweat. <text:s/>As fast as the sweat rose to his skin He could feel the it <text:s/>wicked away by nano scrubbers in his suit. More hydration and stabilizing chemicals poured into him through IV's in his leg, arm, and neck. The onboard computer fought his animal body, pushing to maintain homeostasis. </text:p>
      <text:p text:style-name="Standard"/>
      <text:p text:style-name="Standard">The first of the boarding party rounded the corner to the crater of the infirmary. Charlat did not fire but waited. He was hidden. The only loyal wayfarer between the ships bridge and the boarding party. </text:p>
      <text:p text:style-name="Standard"/>
      <text:p text:style-name="Standard">Once six of the Hantonese mauraders had made the corner and we picking their way through the uneven slag of the crater did he fire. Vengance and a sound unworldly as a the beams broke the sound barrier and the air around them crackled with arcs of static and hot friction </text:p>
      <text:p text:style-name="Standard"><text:line-break/>Gaping wounds. Chests, heads, whole sections of leg burned away in an instant. Cauterized by heat greater than the center of the sun some wounds did not bleed. Others cracked like old lava under pressure from new maga below, and the red vital ooze flowed once more.</text:p>
      <text:p text:style-name="Standard"/>
      <text:p text:style-name="Standard">All six fell. Charlat moved. The coridor beyond was surely full of more. He rounded the corner and almost fired upon the English doctor</text:p>
      <text:p text:style-name="Standard"/>
      <text:p text:style-name="Standard">“Don't fucking shoot mate I have already plugged more holes in my guts today than I can count.” Get over here I need some blood off you and some chems off of your suit. Open your medical compartment. </text:p>
      <text:p text:style-name="Standard"><text:line-break/>The coridor was a foul slick of blood and carnage. The once white walls were splashed blackest crimoson and icor gummed the deck so thick the corners were rounded with it. The doctor knelt with one half of a just breathing soldier. An ugly wound with feathered edges bubbled in the mans chest. </text:p>
      <text:p text:style-name="Standard"/>
      <text:p text:style-name="Standard">Charlat lay next to the wounded man in the gore and blinked, turning turbo laser down the hallway. The muzzle of a thousand degree hound to tear any who would stop the doctors ministering. </text:p>
      <text:p text:style-name="Standard"/>
      <text:p text:style-name="Standard">The suits readouts told him as the doctor plugged the external blood supply port into the wounded man. The transfusion took moments. </text:p>
      <text:p text:style-name="Standard"/>
      <text:p text:style-name="Standard">How bad is he? </text:p>
      <text:p text:style-name="Standard"/>
      <text:p text:style-name="Standard"><text:soft-page-break/>“It is never how bad, its how much time. I could remake you from the shattered ashes of your flaming corpse as long as your black box is intact. But none of that matters if I cannot plug you punchies back together fast enough to keep the Hantonese from sawing your chips in half. </text:p>
      <text:p text:style-name="Standard"/>
      <text:p text:style-name="Standard">They're breaking the convention? No one's chips are to be touched per the signal convention. They, That's a war crime. <text:line-break/><text:line-break/>Something has changed. Got them fighting for keeps. </text:p>
      <text:p text:style-name="Standard"/>
      <text:p text:style-name="Standard">“That cannot be possible.” Adreniline spiked Charlat system. Fear he hadn't felt before. The tapestry of his realty was rent. The contract had changed and he hadn't even been invited to the negotiations. </text:p>
      <text:p text:style-name="Standard"><text:line-break/>Fuck look around you. The skull of every trooper on this deck has been sawed so expertly in half right where the motherboard of your lifeboat is. Them poor sod's is never opening their eyes to a fresh set of limbs and new cartilidge in their knees again. They're DEAD. </text:p>
      <text:p text:style-name="Standard"/>
      <text:p text:style-name="Standard">“Never been on the lifeboat before son?” Asked the Doctor nonchalantly. </text:p>
      <text:p text:style-name="Standard"/>
      <text:p text:style-name="Standard">“This is my first tour. I'm twenty deaths before I'm a citizen.” </text:p>
      <text:p text:style-name="Standard"/>
      <text:p text:style-name="Standard">“It works out to be more like fifty before the really let you in. The recruiters are full of shit.” </text:p>
      <text:p text:style-name="Standard"/>
      <text:p text:style-name="Standard">The wounded man garbled back to consciousness with a cough, which spattered blood out of the saw wound in his chest. <text:line-break/><text:line-break/>“There you are beautiful! Had a nice nap?” Said the doctor to the wounded soldier. “You are one of the top ten messes I have ever had. Normally I'd pluck your box out of this wreck and give you a freshie, but we don't have that luxury.” </text:p>
      <text:p text:style-name="Standard"/>
      <text:p text:style-name="Standard">“The man screamed a gurgling viseral cry his hands felt for his legs but there was nothing there but a mangled <text:s/>trailingwhisp of intestine and the stump of his spine.”</text:p>
      <text:p text:style-name="Standard"/>
      <text:p text:style-name="Standard">The doctor plunged a packet of adreniline and pain killer into the port in the mans neck. He also doped Charlat. </text:p>
      <text:p text:style-name="Standard"/>
      <text:p text:style-name="Standard">“I don't need that” said charlat over the wavering subsiding cries of the wounded man. </text:p>
      <text:p text:style-name="Standard"/>
      <text:p text:style-name="Standard">“You are going to. The three of us are going to experience enough pain to make us mad before we hit the bridge. You'll be begging me for more of that before it is done.”<text:line-break/><text:line-break/>“And you, my long legged friend.” Said the doctor to the wounded man “You are in especially deep trouble. I have no nural bindings in this kit which means I cannot block those raw shattered nerves at the base of your spine. So every move, shot, and bounce will be hell for you. </text:p>
      <text:p text:style-name="Standard"/>
      <text:p text:style-name="Standard">Cut them off Said the man in a growl. </text:p>
      <text:p text:style-name="Standard"/>
      <text:p text:style-name="Standard">I would deary but the three of us have what I estimate to be six minutes to track a hundred hantonese mirauders through the bowls of this ship, to the break in the bullward they're going to try to use to breach the bridge. And surgurgy like that would take me ten minutes which we do not have. </text:p>
      <text:p text:style-name="Standard"><text:soft-page-break/></text:p>
      <text:p text:style-name="Standard">Charlat noticed a wound in the dorcors neck that was pumping blood. <text:line-break/><text:line-break/>You're bleeding from the neck. <text:line-break/><text:line-break/>Shit you're right and the doctor fast cauterized the wound. </text:p>
      <text:p text:style-name="Standard"/>
      <text:p text:style-name="Standard">Ok so here's the plan. And the docotor stood. He lifted the half a man to a crouch and the strapped him bodily to the back of his medical armor. </text:p>
      <text:p text:style-name="Standard"/>
      <text:p text:style-name="Standard">“you're riding with me. Keep anything and everything you can from killing me. </text:p>
      <text:p text:style-name="Standard"/>
      <text:p text:style-name="Standard">“You” and he pointed a charlat. Pick up....... and the docotor scanned the room. That man, and that man. </text:p>
      <text:p text:style-name="Standard"/>
      <text:p text:style-name="Standard">What for? </text:p>
      <text:p text:style-name="Standard"/>
      <text:p text:style-name="Standard">“Spare parts. I'm going to need pieces to keep us all alive. They'll do for now, and I am sure we can find more along the way.” </text:p>
      <text:p text:style-name="Standard"><text:line-break/>He helped charlat heave one corpse over his shoulder and use the belay climbing cable to lash another to drag behind him. </text:p>
      <text:p text:style-name="Standard"/>
      <text:p text:style-name="Standard">Alright. The three men stood in the shattered artery of the coridor, like the last surviving T cells of a body in plague.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4-09T10:33:58.89</meta:creation-date>
    <dc:date>2022-04-09T11:43:21.24</dc:date>
    <dc:creator>Blake Stanger</dc:creator>
    <meta:editing-duration>PT53M46S</meta:editing-duration>
    <meta:editing-cycles>4</meta:editing-cycles>
    <meta:generator>OpenOffice/4.1.11$Win32 OpenOffice.org_project/4111m1$Build-9808</meta:generator>
    <meta:document-statistic meta:table-count="0" meta:image-count="0" meta:object-count="0" meta:page-count="3" meta:paragraph-count="36" meta:word-count="1201" meta:character-count="6512"/>
  </office:meta>
</office:document-meta>
</file>